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Courier New" fo:font-size="10pt" style:font-size-asian="10pt" style:font-size-complex="10pt"/>
    </style:style>
    <style:style style:name="P3" style:family="paragraph" style:parent-style-name="Text_20_body">
      <style:text-properties style:font-name="Courier New" fo:font-size="10pt" fo:background-color="#ffff00" style:font-size-asian="10pt" style:font-size-complex="10pt"/>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style:font-name="Courier New" fo:font-size="6pt" style:font-size-asian="6pt" style:font-size-complex="6pt"/>
    </style:style>
    <style:style style:name="T1" style:family="text">
      <style:text-properties fo:background-color="#ffff00"/>
    </style:style>
    <style:style style:name="T2" style:family="text">
      <style:text-properties style:font-name="Courier New" fo:font-size="6pt" style:font-size-asian="6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MEA Router</text:h>
      <text:p text:style-name="Text_20_body"/>
      <text:h text:style-name="Heading_20_2" text:outline-level="2">Installation</text:h>
      <text:h text:style-name="Heading_20_3" text:outline-level="3">Debian Linux</text:h>
      <text:p text:style-name="Text_20_body">You need debian package for native code:</text:p>
      <text:p text:style-name="P1">serial-channel-jni-lib_&lt;version&gt;_&lt;architecture&gt;.deb</text:p>
      <text:p text:style-name="Text_20_body">Example for arm architecture</text:p>
      <text:p text:style-name="Text_20_body">serial-channel-jni-lib_1.0.4_armhf.deb</text:p>
      <text:p text:style-name="Text_20_body">You also need nmea-router application debian package:</text:p>
      <text:p text:style-name="P1">nmea-router_&lt;version&gt;-&lt;release&gt;_all.deb</text:p>
      <text:p text:style-name="Text_20_body">Example</text:p>
      <text:p text:style-name="Text_20_body">nmea-router_1.8.1-11_all.deb</text:p>
      <text:p text:style-name="Text_20_body"/>
      <text:p text:style-name="Text_20_body">Login as root </text:p>
      <text:p text:style-name="Text_20_body">Make sure that all NMEA devices are on and are connected</text:p>
      <text:p text:style-name="Text_20_body">install packages:</text:p>
      <text:p text:style-name="Text_20_body">dpkg -i serial-channel-jni-lib_1.0.4_armhf.deb</text:p>
      <text:p text:style-name="Text_20_body">dpkg -i nmea-router_1.8.1-11_all.deb</text:p>
      <text:p text:style-name="Text_20_body">Note! Versions might be different.</text:p>
      <text:p text:style-name="Text_20_body">Wait 2 minutes while router scans serial ports!</text:p>
      <text:p text:style-name="Text_20_body">Inital configuration is now in /etc/opt/nmea-router/config.xml</text:p>
      <text:p text:style-name="Text_20_body">You can edit it and restart router with command</text:p>
      <text:p text:style-name="Text_20_body">service nmea-router restart</text:p>
      <text:p text:style-name="Text_20_body"/>
      <text:p text:style-name="Text_20_body">Note! You can scan again by removing config.xml and starting router again.</text:p>
      <text:h text:style-name="Heading_20_3" text:outline-level="3">Editing config.xml</text:h>
      <text:p text:style-name="Text_20_body">After installation there is a generated configuration file /etc/opt/nmea-router/config.xml.</text:p>
      <text:p text:style-name="Text_20_body">It is generated by scanning serialports. You can change it and start the server again.</text:p>
      <text:p text:style-name="Text_20_body">Note that there is a relation betweeen name and target fields. Target contains space separated list of names. Name symbolises NMEA device. Each named section contains route with prefix and target. Prefix is the start of NMEA sentence coming from that device. Target is a list of devices where this sentence will be sent.</text:p>
      <text:p text:style-name="Text_20_body"/>
      <text:p text:style-name="Text_20_body">Named section contains other fields as well. Enabled field should be true or false. If it is false the device is ignored.</text:p>
      <text:p text:style-name="Text_20_body"><text:soft-page-break/>At the start there is a field dontScan. Put the devices that you know don't have NMEA in that list. In raspberrypi /dev/ttyAMA0 is a good candidate to that list. Using dontScan speeds up the scanning. Router never sends data to a device which it doesn't recognize as NMEA device!</text:p>
      <text:p text:style-name="Text_20_body"/>
      <text:p text:style-name="P5">&lt;?xml version="1.0" encoding="UTF-8" standalone="yes"?&gt;</text:p>
      <text:p text:style-name="P5">&lt;nmea allDevices="/dev/ttyUSB3 /dev/ttyUSB2 /dev/ttyUSB1 /dev/ttyUSB0 /dev/ttyAMA0" dontScan=""&gt;</text:p>
      <text:p text:style-name="P5"><text:s text:c="4"/>&lt;tcp-endpoint port="10110" name="Listener" enable="true"&gt;</text:p>
      <text:p text:style-name="P5"><text:s text:c="8"/>&lt;route prefix="$" target="Net" comment="E.g. Autopilot sentences from Open CPN"/&gt;</text:p>
      <text:p text:style-name="P5"><text:s text:c="4"/>&lt;/tcp-endpoint&gt;</text:p>
      <text:p text:style-name="P5"><text:s text:c="4"/>&lt;nmea-0183 device="/dev/ttyUSB1" name="Compass" enable="true"&gt;</text:p>
      <text:p text:style-name="P5"><text:s text:c="8"/>&lt;route prefix="$AGHDG" target="Net Listener" comment="Heading, Deviation and Variation"/&gt;</text:p>
      <text:p text:style-name="P5"><text:s text:c="8"/>&lt;route prefix="$AGHDM" target="Net Listener" comment="Heading, Magnetic"/&gt;</text:p>
      <text:p text:style-name="P5"><text:s text:c="8"/>&lt;route prefix="$AGHSC" target="Net Listener" comment="Heading Steering Command"/&gt;</text:p>
      <text:p text:style-name="P5"><text:s text:c="8"/>&lt;route prefix="$AGRSA" target="Net Listener" comment="Rudder Sensor Angle"/&gt;</text:p>
      <text:p text:style-name="P5"><text:s text:c="4"/>&lt;/nmea-0183&gt;</text:p>
      <text:p text:style-name="P5"><text:s text:c="4"/>&lt;nmea-0183 device="/dev/ttyUSB3" name="GPS" enable="true"&gt;</text:p>
      <text:p text:style-name="P5"><text:s text:c="8"/>&lt;route prefix="$AGBWC" target="Net Listener" comment="Bearing and Distance to Waypoint"/&gt;</text:p>
      <text:p text:style-name="P5"><text:s text:c="8"/>&lt;route prefix="$AGBWW" target="Net Listener" comment="Bearing – Waypoint to Waypoint"/&gt;</text:p>
      <text:p text:style-name="P5"><text:s text:c="8"/>&lt;route prefix="$AGGLL" target="Net Listener" comment="Geographic Position - Latitude/Longitude"/&gt;</text:p>
      <text:p text:style-name="P5"><text:s text:c="8"/>&lt;route prefix="$AGHDG" target="Net Listener" comment="Heading, Deviation and Variation"/&gt;</text:p>
      <text:p text:style-name="P5"><text:s text:c="8"/>&lt;route prefix="$AGHDM" target="Net Listener" comment="Heading, Magnetic"/&gt;</text:p>
      <text:p text:style-name="P5"><text:s text:c="8"/>&lt;route prefix="$AGHSC" target="Net Listener" comment="Heading Steering Command"/&gt;</text:p>
      <text:p text:style-name="P5"><text:s text:c="8"/>&lt;route prefix="$AGRMB" target="Net Listener" comment="Recommended Minimum Navigation Information"/&gt;</text:p>
      <text:p text:style-name="P5"><text:s text:c="8"/>&lt;route prefix="$AGRMC" target="Net Listener" comment="Recommended Minimum Specific GNSS Data"/&gt;</text:p>
      <text:p text:style-name="P5"><text:s text:c="8"/>&lt;route prefix="$AGRSA" target="Net Listener" comment="Rudder Sensor Angle"/&gt;</text:p>
      <text:p text:style-name="P5"><text:s text:c="8"/>&lt;route prefix="$AGXTE" target="Net Listener" comment="Cross-Track Error, Measured"/&gt;</text:p>
      <text:p text:style-name="P5"><text:s text:c="4"/>&lt;/nmea-0183&gt;</text:p>
      <text:p text:style-name="P5"><text:s text:c="4"/>&lt;nmea-0183-hs device="/dev/ttyUSB0" name="AIS" enable="true"&gt;</text:p>
      <text:p text:style-name="P5"><text:s text:c="8"/>&lt;route prefix="$GPGGA" target="Net Listener" comment="Global Positioning System Fix Data"/&gt;</text:p>
      <text:p text:style-name="P5"><text:s text:c="8"/>&lt;route prefix="$GPGLL" target="Net Listener" comment="Geographic Position - Latitude/Longitude"/&gt;</text:p>
      <text:p text:style-name="P5"><text:s text:c="8"/>&lt;route prefix="$GPRMC" target="Net Listener" comment="Recommended Minimum Specific GNSS Data"/&gt;</text:p>
      <text:p text:style-name="P5"><text:s text:c="8"/>&lt;route prefix="$AITXT" target="Net Listener" comment="Text Transmission"/&gt;</text:p>
      <text:p text:style-name="P5"><text:s text:c="8"/>&lt;route prefix="!AIVDM" target="Net Listener MarineTraffic" comment="UAIS VHF Data-link Message"/&gt;</text:p>
      <text:p text:style-name="P5"><text:s text:c="8"/>&lt;route prefix="!AIVDO" target="Net Listener MarineTraffic" comment="UAIS VHF Data-link Own-vessel report"/&gt;</text:p>
      <text:p text:style-name="P5"><text:s text:c="4"/>&lt;/nmea-0183-hs&gt;</text:p>
      <text:p text:style-name="P5"><text:s text:c="4"/>&lt;nmea-0183-hs device="/dev/ttyUSB2" name="Compass_2" enable="true"&gt;</text:p>
      <text:p text:style-name="P5"><text:s text:c="8"/>&lt;route prefix="$HCHDG" target="Net Listener" comment="Heading, Deviation and Variation"/&gt;</text:p>
      <text:p text:style-name="P5"><text:s text:c="8"/>&lt;route prefix="$HCHDT" target="Net Listener" comment="Heading, True"/&gt;</text:p>
      <text:p text:style-name="P5"><text:s text:c="8"/>&lt;route prefix="$TIROT" target="Net Listener" comment="Rate of Turn"/&gt;</text:p>
      <text:p text:style-name="P5"><text:s text:c="8"/>&lt;route prefix="$HCTHS" target="Net Listener" comment="True Heading"/&gt;</text:p>
      <text:p text:style-name="P5"><text:s text:c="8"/>&lt;route prefix="$YXXDR" target="Net Listener" comment="Transducer Measurements"/&gt;</text:p>
      <text:p text:style-name="P5"><text:s text:c="8"/>&lt;route prefix="$PFEC"/&gt;</text:p>
      <text:p text:style-name="P5"><text:s text:c="4"/>&lt;/nmea-0183-hs&gt;</text:p>
      <text:p text:style-name="P5"><text:s text:c="4"/>&lt;datagram address="5.9.207.224" port="5321" name="MarineTraffic" enable="false"/&gt;</text:p>
      <text:p text:style-name="P5"><text:s text:c="4"/>&lt;multicast-nmea-0183 address="224.0.0.3" name="Net" enable="true"&gt;</text:p>
      <text:p text:style-name="P5"><text:s text:c="8"/>&lt;route prefix="$SDDBT" target="Listener" comment="Depth Below Transducer"/&gt;</text:p>
      <text:p text:style-name="P5"><text:s text:c="8"/>&lt;route prefix="$GPDTM" target="Listener" comment="Datum Reference"/&gt;</text:p>
      <text:p text:style-name="P5"><text:s text:c="8"/>&lt;route prefix="$GPGGA" target="Listener" comment="Global Positioning System Fix Data"/&gt;</text:p>
      <text:p text:style-name="P5"><text:s text:c="8"/>&lt;route prefix="$GPGLL" target="Listener" comment="Geographic Position - Latitude/Longitude"/&gt;</text:p>
      <text:p text:style-name="P5"><text:s text:c="8"/>&lt;route prefix="$YCMTW" target="Listener" comment="Water Temperature"/&gt;</text:p>
      <text:p text:style-name="P5"><text:s text:c="8"/>&lt;route prefix="$IIMWV" target="Listener" comment="Wind speed and Angle"/&gt;</text:p>
      <text:p text:style-name="P5"><text:s text:c="8"/>&lt;route prefix="$GPRMB" target="Listener" comment="Recommended Minimum Navigation Information"/&gt;</text:p>
      <text:p text:style-name="P5"><text:s text:c="8"/>&lt;route prefix="$GPRMC" target="Listener" comment="Recommended Minimum Specific GNSS Data"/&gt;</text:p>
      <text:p text:style-name="P5"><text:s text:c="8"/>&lt;route prefix="$VWVHW" target="Listener" comment="Water Speed and Heading"/&gt;</text:p>
      <text:p text:style-name="P5"><text:s text:c="8"/>&lt;route prefix="$GPVTG" target="Listener" comment="Course Over Ground and Ground Speed"/&gt;</text:p>
      <text:p text:style-name="P5"><text:s text:c="8"/>&lt;route prefix="$IIVWR" target="Listener" comment="Relative Wind Speed and Angle"/&gt;</text:p>
      <text:p text:style-name="P5"><text:soft-page-break/><text:s text:c="8"/>&lt;route prefix="$GPZDA" target="Listener" comment="Time and Date"/&gt;</text:p>
      <text:p text:style-name="P5"><text:s text:c="4"/>&lt;/multicast-nmea-0183&gt;</text:p>
      <text:p text:style-name="P5">&lt;/nmea&gt;</text:p>
      <text:h text:style-name="Heading_20_3" text:outline-level="3">JMX</text:h>
      <text:p text:style-name="Text_20_body">Remote JMX is not enabled as standard. Enabling remote JMX might be a security risk. See</text:p>
      <text:p text:style-name="Text_20_body"><text:a xlink:type="simple" xlink:href="https://docs.oracle.com/javase/8/docs/technotes/guides/management/agent.html" text:style-name="Internet_20_link" text:visited-style-name="Visited_20_Internet_20_Link">https://docs.oracle.com/javase/8/docs/technotes/guides/management/agent.html</text:a> before continuing.</text:p>
      <text:p text:style-name="Text_20_body">As an example a most simple setup passing all security:</text:p>
      <text:p text:style-name="Text_20_body">Find out where java is installed. For example:</text:p>
      <text:p text:style-name="P2"># which java</text:p>
      <text:p text:style-name="P2">/usr/bin/java</text:p>
      <text:p text:style-name="P2"># ls -al /usr/bin/java</text:p>
      <text:p text:style-name="P2">lrwxrwxrwx 1 root root 22 Nov 25 <text:s/>2016 /usr/bin/java -&gt; /etc/alternatives/java</text:p>
      <text:p text:style-name="P2"># ls -al /etc/alternatives/java</text:p>
      <text:p text:style-name="P2">lrwxrwxrwx 1 root root 53 Nov 25 <text:s/>2016 /etc/alternatives/java -&gt; <text:span text:style-name="T1">/usr/lib/jvm/jdk-8-oracle-arm32-vfp-hflt/jre</text:span>/bin/java</text:p>
      <text:p text:style-name="P2">High lited path is JRE path</text:p>
      <text:p text:style-name="P2"/>
      <text:p text:style-name="P2"><text:span text:style-name="T1">cd</text:span> /usr/lib/jvm/jdk-8-oracle-arm32-vfp-hflt/jre/lib/management/</text:p>
      <text:p text:style-name="P3">ls -al</text:p>
      <text:p text:style-name="P2">-rw-r--r-- <text:s/>1 root root <text:s/>3376 Oct <text:s/>6 <text:s/>2015 snmp.acl.template</text:p>
      <text:p text:style-name="P2">-rw-r--r-- <text:s/>1 root root 14097 Oct <text:s/>6 <text:s/>2015 management.properties</text:p>
      <text:p text:style-name="P2">-rw-r--r-- <text:s/>1 root root <text:s/>2856 Oct <text:s/>6 <text:s/>2015 jmxremote.password.template</text:p>
      <text:p text:style-name="P2">-rw-r--r-- <text:s/>1 root root <text:s/>3998 Oct <text:s/>6 <text:s/>2015 jmxremote.access</text:p>
      <text:p text:style-name="P2"><text:span text:style-name="T1">mv</text:span> jmxremote.password.template jmxremote.password</text:p>
      <text:p text:style-name="P2"><text:span text:style-name="T1">chmod 600 </text:span>jmxremote.password</text:p>
      <text:p text:style-name="P3">ls -al</text:p>
      <text:p text:style-name="P2">-rw-r--r-- <text:s/>1 root root <text:s/>3998 Oct <text:s/>6 <text:s/>2015 jmxremote.access</text:p>
      <text:p text:style-name="P2">-rw------- <text:s/>1 root root <text:s/>2856 Oct <text:s/>6 <text:s/>2015 jmxremote.password</text:p>
      <text:p text:style-name="P2">-rw-r--r-- <text:s/>1 root root 14097 Oct <text:s/>6 <text:s/>2015 management.properties</text:p>
      <text:p text:style-name="P2">-rw-r--r-- <text:s/>1 root root <text:s/>3376 Oct <text:s/>6 <text:s/>2015 snmp.acl.template</text:p>
      <text:p text:style-name="P3">edit</text:p>
      <text:p text:style-name="P2">/usr/lib/jvm/jdk-8-oracle-arm32-vfp-hflt/jre/lib/management/management.properties</text:p>
      <text:p text:style-name="P3">add following lines:</text:p>
      <text:p text:style-name="P2">com.sun.management.jmxremote.authenticate=false</text:p>
      <text:p text:style-name="P2">com.sun.management.jmxremote.ssl=false</text:p>
      <text:p text:style-name="P2"/>
      <text:p text:style-name="P2">Edit /etc/default/nmea-router</text:p>
      <text:p text:style-name="P2"># enable jmx by giving free port number and uncomment following two lines.</text:p>
      <text:p text:style-name="P2">JMX_PORT=9110</text:p>
      <text:p text:style-name="P2">JMX="-Dcom.sun.management.jmxremote.port=$JMX_PORT -Djava.rmi.server.hostname=$HO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5T13:56:47.06</meta:creation-date>
    <meta:generator>OpenOffice/4.1.1$Win32 OpenOffice.org_project/411m6$Build-9775</meta:generator>
    <dc:date>2017-11-07T15:23:02.70</dc:date>
    <meta:editing-duration>PT4H21M24S</meta:editing-duration>
    <meta:editing-cycles>8</meta:editing-cycles>
    <meta:document-statistic meta:table-count="0" meta:image-count="0" meta:object-count="0" meta:page-count="3" meta:paragraph-count="117" meta:word-count="1029" meta:character-count="7587"/>
  </office:meta>
</office:document-meta>
</file>